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74c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4.254cm" svg:y="1.855cm">
            <draw:object draw:notify-on-update-of-ranges="Sheet1.A2:Sheet1.A2 Sheet1.A3:Sheet1.A25 Sheet1.B2:Sheet1.B2 Sheet1.B3:Sheet1.B25 Sheet1.C2:Sheet1.C2 Sheet1.C3:Sheet1.C25 Sheet1.D2:Sheet1.D2 Sheet1.D3:Sheet1.D25 Sheet1.E2:Sheet1.E2 Sheet1.E3:Sheet1.E25 Sheet1.F2:Sheet1.F2 Sheet1.F3:Sheet1.F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254cm" svg:y="13.326cm">
            <draw:object draw:notify-on-update-of-ranges="Sheet1.A28:Sheet1.A28 Sheet1.A29:Sheet1.A51 Sheet1.B28:Sheet1.B28 Sheet1.B29:Sheet1.B51 Sheet1.C28:Sheet1.C28 Sheet1.C29:Sheet1.C51 Sheet1.D28:Sheet1.D28 Sheet1.D29:Sheet1.D51 Sheet1.E28:Sheet1.E28 Sheet1.E29:Sheet1.E51 Sheet1.F28:Sheet1.F28 Sheet1.F29:Sheet1.F51 Sheet1.B53:Sheet1.B53 Sheet1.B54:Sheet1.B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apcity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https://ourworldindata.org/grapher/installed-global-renewable-energy-capacity-by-technolog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ncentrated solar power</text:p>
          </table:table-cell>
          <table:table-cell office:value-type="string" calcext:value-type="string">
            <text:p>Solar photovoltaic</text:p>
          </table:table-cell>
          <table:table-cell office:value-type="string" calcext:value-type="string">
            <text:p>Hydropower</text:p>
          </table:table-cell>
          <table:table-cell office:value-type="string" calcext:value-type="string">
            <text:p>Offshore wind energy</text:p>
          </table:table-cell>
          <table:table-cell office:value-type="string" calcext:value-type="string">
            <text:p>Onshore wind energy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19" calcext:value-type="float">
            <text:p>419</text:p>
          </table:table-cell>
          <table:table-cell office:value-type="float" office:value="808.518" calcext:value-type="float">
            <text:p>808.518</text:p>
          </table:table-cell>
          <table:table-cell office:value-type="float" office:value="782150.25" calcext:value-type="float">
            <text:p>782150.25</text:p>
          </table:table-cell>
          <table:table-cell office:value-type="float" office:value="66.75" calcext:value-type="float">
            <text:p>66.75</text:p>
          </table:table-cell>
          <table:table-cell office:value-type="float" office:value="16874.773" calcext:value-type="float">
            <text:p>16874.773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88.8" calcext:value-type="float">
            <text:p>388.8</text:p>
          </table:table-cell>
          <table:table-cell office:value-type="float" office:value="1094.23" calcext:value-type="float">
            <text:p>1094.23</text:p>
          </table:table-cell>
          <table:table-cell office:value-type="float" office:value="789876.4" calcext:value-type="float">
            <text:p>789876.4</text:p>
          </table:table-cell>
          <table:table-cell office:value-type="float" office:value="75.75" calcext:value-type="float">
            <text:p>75.75</text:p>
          </table:table-cell>
          <table:table-cell office:value-type="float" office:value="23892.895" calcext:value-type="float">
            <text:p>23892.895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88.8" calcext:value-type="float">
            <text:p>388.8</text:p>
          </table:table-cell>
          <table:table-cell office:value-type="float" office:value="1438.089" calcext:value-type="float">
            <text:p>1438.089</text:p>
          </table:table-cell>
          <table:table-cell office:value-type="float" office:value="802801.5" calcext:value-type="float">
            <text:p>802801.5</text:p>
          </table:table-cell>
          <table:table-cell office:value-type="float" office:value="239.75" calcext:value-type="float">
            <text:p>239.75</text:p>
          </table:table-cell>
          <table:table-cell office:value-type="float" office:value="30493.342" calcext:value-type="float">
            <text:p>30493.342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89.2" calcext:value-type="float">
            <text:p>389.2</text:p>
          </table:table-cell>
          <table:table-cell office:value-type="float" office:value="1965.81" calcext:value-type="float">
            <text:p>1965.81</text:p>
          </table:table-cell>
          <table:table-cell office:value-type="float" office:value="823108.7" calcext:value-type="float">
            <text:p>823108.7</text:p>
          </table:table-cell>
          <table:table-cell office:value-type="float" office:value="510.35" calcext:value-type="float">
            <text:p>510.35</text:p>
          </table:table-cell>
          <table:table-cell office:value-type="float" office:value="38159.605" calcext:value-type="float">
            <text:p>38159.605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89.2" calcext:value-type="float">
            <text:p>389.2</text:p>
          </table:table-cell>
          <table:table-cell office:value-type="float" office:value="3050.436" calcext:value-type="float">
            <text:p>3050.436</text:p>
          </table:table-cell>
          <table:table-cell office:value-type="float" office:value="845326.5" calcext:value-type="float">
            <text:p>845326.5</text:p>
          </table:table-cell>
          <table:table-cell office:value-type="float" office:value="595.55" calcext:value-type="float">
            <text:p>595.55</text:p>
          </table:table-cell>
          <table:table-cell office:value-type="float" office:value="47088.66" calcext:value-type="float">
            <text:p>47088.66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01.2" calcext:value-type="float">
            <text:p>401.2</text:p>
          </table:table-cell>
          <table:table-cell office:value-type="float" office:value="4546.144" calcext:value-type="float">
            <text:p>4546.144</text:p>
          </table:table-cell>
          <table:table-cell office:value-type="float" office:value="870938.9" calcext:value-type="float">
            <text:p>870938.9</text:p>
          </table:table-cell>
          <table:table-cell office:value-type="float" office:value="685.55" calcext:value-type="float">
            <text:p>685.55</text:p>
          </table:table-cell>
          <table:table-cell office:value-type="float" office:value="57722.004" calcext:value-type="float">
            <text:p>57722.004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12.2" calcext:value-type="float">
            <text:p>412.2</text:p>
          </table:table-cell>
          <table:table-cell office:value-type="float" office:value="6090.42" calcext:value-type="float">
            <text:p>6090.42</text:p>
          </table:table-cell>
          <table:table-cell office:value-type="float" office:value="894999.6" calcext:value-type="float">
            <text:p>894999.6</text:p>
          </table:table-cell>
          <table:table-cell office:value-type="float" office:value="883.55" calcext:value-type="float">
            <text:p>883.55</text:p>
          </table:table-cell>
          <table:table-cell office:value-type="float" office:value="72276.93" calcext:value-type="float">
            <text:p>72276.93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78.8" calcext:value-type="float">
            <text:p>478.8</text:p>
          </table:table-cell>
          <table:table-cell office:value-type="float" office:value="8502.737" calcext:value-type="float">
            <text:p>8502.737</text:p>
          </table:table-cell>
          <table:table-cell office:value-type="float" office:value="926110.56" calcext:value-type="float">
            <text:p>926110.56</text:p>
          </table:table-cell>
          <table:table-cell office:value-type="float" office:value="1094.05" calcext:value-type="float">
            <text:p>1094.05</text:p>
          </table:table-cell>
          <table:table-cell office:value-type="float" office:value="90447.36" calcext:value-type="float">
            <text:p>90447.36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34.8" calcext:value-type="float">
            <text:p>534.8</text:p>
          </table:table-cell>
          <table:table-cell office:value-type="float" office:value="14725.166" calcext:value-type="float">
            <text:p>14725.166</text:p>
          </table:table-cell>
          <table:table-cell office:value-type="float" office:value="957413.94" calcext:value-type="float">
            <text:p>957413.94</text:p>
          </table:table-cell>
          <table:table-cell office:value-type="float" office:value="1442.45" calcext:value-type="float">
            <text:p>1442.45</text:p>
          </table:table-cell>
          <table:table-cell office:value-type="float" office:value="114115.39" calcext:value-type="float">
            <text:p>114115.39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66.1" calcext:value-type="float">
            <text:p>766.1</text:p>
          </table:table-cell>
          <table:table-cell office:value-type="float" office:value="22836.248" calcext:value-type="float">
            <text:p>22836.248</text:p>
          </table:table-cell>
          <table:table-cell office:value-type="float" office:value="991851.4" calcext:value-type="float">
            <text:p>991851.4</text:p>
          </table:table-cell>
          <table:table-cell office:value-type="float" office:value="2133.55" calcext:value-type="float">
            <text:p>2133.55</text:p>
          </table:table-cell>
          <table:table-cell office:value-type="float" office:value="148006.03" calcext:value-type="float">
            <text:p>148006.03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65.82" calcext:value-type="float">
            <text:p>1265.82</text:p>
          </table:table-cell>
          <table:table-cell office:value-type="float" office:value="40327.344" calcext:value-type="float">
            <text:p>40327.344</text:p>
          </table:table-cell>
          <table:table-cell office:value-type="float" office:value="1025789.06" calcext:value-type="float">
            <text:p>1025789.06</text:p>
          </table:table-cell>
          <table:table-cell office:value-type="float" office:value="3055.35" calcext:value-type="float">
            <text:p>3055.35</text:p>
          </table:table-cell>
          <table:table-cell office:value-type="float" office:value="178027.3" calcext:value-type="float">
            <text:p>178027.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04.02" calcext:value-type="float">
            <text:p>1704.02</text:p>
          </table:table-cell>
          <table:table-cell office:value-type="float" office:value="72205.45" calcext:value-type="float">
            <text:p>72205.45</text:p>
          </table:table-cell>
          <table:table-cell office:value-type="float" office:value="1057243" calcext:value-type="float">
            <text:p>1057243</text:p>
          </table:table-cell>
          <table:table-cell office:value-type="float" office:value="3775.81" calcext:value-type="float">
            <text:p>3775.81</text:p>
          </table:table-cell>
          <table:table-cell office:value-type="float" office:value="216465.45" calcext:value-type="float">
            <text:p>216465.45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66.52" calcext:value-type="float">
            <text:p>2566.52</text:p>
          </table:table-cell>
          <table:table-cell office:value-type="float" office:value="101645.445" calcext:value-type="float">
            <text:p>101645.445</text:p>
          </table:table-cell>
          <table:table-cell office:value-type="float" office:value="1090283.8" calcext:value-type="float">
            <text:p>1090283.8</text:p>
          </table:table-cell>
          <table:table-cell office:value-type="float" office:value="5333.95" calcext:value-type="float">
            <text:p>5333.95</text:p>
          </table:table-cell>
          <table:table-cell office:value-type="float" office:value="261954.84" calcext:value-type="float">
            <text:p>261954.84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42.333" calcext:value-type="float">
            <text:p>3942.333</text:p>
          </table:table-cell>
          <table:table-cell office:value-type="float" office:value="136572.14" calcext:value-type="float">
            <text:p>136572.14</text:p>
          </table:table-cell>
          <table:table-cell office:value-type="float" office:value="1137291.6" calcext:value-type="float">
            <text:p>1137291.6</text:p>
          </table:table-cell>
          <table:table-cell office:value-type="float" office:value="7171.25" calcext:value-type="float">
            <text:p>7171.25</text:p>
          </table:table-cell>
          <table:table-cell office:value-type="float" office:value="292855.53" calcext:value-type="float">
            <text:p>292855.5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598.633" calcext:value-type="float">
            <text:p>4598.633</text:p>
          </table:table-cell>
          <table:table-cell office:value-type="float" office:value="176113.39" calcext:value-type="float">
            <text:p>176113.39</text:p>
          </table:table-cell>
          <table:table-cell office:value-type="float" office:value="1175663.5" calcext:value-type="float">
            <text:p>1175663.5</text:p>
          </table:table-cell>
          <table:table-cell office:value-type="float" office:value="8491.77" calcext:value-type="float">
            <text:p>8491.77</text:p>
          </table:table-cell>
          <table:table-cell office:value-type="float" office:value="340974.4" calcext:value-type="float">
            <text:p>340974.4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849.943" calcext:value-type="float">
            <text:p>4849.943</text:p>
          </table:table-cell>
          <table:table-cell office:value-type="float" office:value="224069.56" calcext:value-type="float">
            <text:p>224069.56</text:p>
          </table:table-cell>
          <table:table-cell office:value-type="float" office:value="1210331.2" calcext:value-type="float">
            <text:p>1210331.2</text:p>
          </table:table-cell>
          <table:table-cell office:value-type="float" office:value="11717.57" calcext:value-type="float">
            <text:p>11717.57</text:p>
          </table:table-cell>
          <table:table-cell office:value-type="float" office:value="404629.56" calcext:value-type="float">
            <text:p>404629.5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69.943" calcext:value-type="float">
            <text:p>4969.943</text:p>
          </table:table-cell>
          <table:table-cell office:value-type="float" office:value="296112.28" calcext:value-type="float">
            <text:p>296112.28</text:p>
          </table:table-cell>
          <table:table-cell office:value-type="float" office:value="1245934.6" calcext:value-type="float">
            <text:p>1245934.6</text:p>
          </table:table-cell>
          <table:table-cell office:value-type="float" office:value="14342.15" calcext:value-type="float">
            <text:p>14342.15</text:p>
          </table:table-cell>
          <table:table-cell office:value-type="float" office:value="452686.34" calcext:value-type="float">
            <text:p>452686.3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069.013" calcext:value-type="float">
            <text:p>5069.013</text:p>
          </table:table-cell>
          <table:table-cell office:value-type="float" office:value="390877.56" calcext:value-type="float">
            <text:p>390877.56</text:p>
          </table:table-cell>
          <table:table-cell office:value-type="float" office:value="1270950.1" calcext:value-type="float">
            <text:p>1270950.1</text:p>
          </table:table-cell>
          <table:table-cell office:value-type="float" office:value="18837.05" calcext:value-type="float">
            <text:p>18837.05</text:p>
          </table:table-cell>
          <table:table-cell office:value-type="float" office:value="495585.84" calcext:value-type="float">
            <text:p>495585.84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810.834" calcext:value-type="float">
            <text:p>5810.834</text:p>
          </table:table-cell>
          <table:table-cell office:value-type="float" office:value="483495.16" calcext:value-type="float">
            <text:p>483495.16</text:p>
          </table:table-cell>
          <table:table-cell office:value-type="float" office:value="1293743.5" calcext:value-type="float">
            <text:p>1293743.5</text:p>
          </table:table-cell>
          <table:table-cell office:value-type="float" office:value="23589.9" calcext:value-type="float">
            <text:p>23589.9</text:p>
          </table:table-cell>
          <table:table-cell office:value-type="float" office:value="540922.94" calcext:value-type="float">
            <text:p>540922.94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376.984" calcext:value-type="float">
            <text:p>6376.984</text:p>
          </table:table-cell>
          <table:table-cell office:value-type="float" office:value="585867.6" calcext:value-type="float">
            <text:p>585867.6</text:p>
          </table:table-cell>
          <table:table-cell office:value-type="float" office:value="1312084.1" calcext:value-type="float">
            <text:p>1312084.1</text:p>
          </table:table-cell>
          <table:table-cell office:value-type="float" office:value="28302.6" calcext:value-type="float">
            <text:p>28302.6</text:p>
          </table:table-cell>
          <table:table-cell office:value-type="float" office:value="592538.7" calcext:value-type="float">
            <text:p>592538.7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510.684" calcext:value-type="float">
            <text:p>6510.684</text:p>
          </table:table-cell>
          <table:table-cell office:value-type="float" office:value="713918" calcext:value-type="float">
            <text:p>713918</text:p>
          </table:table-cell>
          <table:table-cell office:value-type="float" office:value="1334077.8" calcext:value-type="float">
            <text:p>1334077.8</text:p>
          </table:table-cell>
          <table:table-cell office:value-type="float" office:value="34370.95" calcext:value-type="float">
            <text:p>34370.95</text:p>
          </table:table-cell>
          <table:table-cell office:value-type="float" office:value="697284.56" calcext:value-type="float">
            <text:p>697284.56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374.963" calcext:value-type="float">
            <text:p>6374.963</text:p>
          </table:table-cell>
          <table:table-cell office:value-type="float" office:value="855162.25" calcext:value-type="float">
            <text:p>855162.25</text:p>
          </table:table-cell>
          <table:table-cell office:value-type="float" office:value="1362714.6" calcext:value-type="float">
            <text:p>1362714.6</text:p>
          </table:table-cell>
          <table:table-cell office:value-type="float" office:value="54258.58" calcext:value-type="float">
            <text:p>54258.58</text:p>
          </table:table-cell>
          <table:table-cell office:value-type="float" office:value="769912.3" calcext:value-type="float">
            <text:p>769912.3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500.963" calcext:value-type="float">
            <text:p>6500.963</text:p>
          </table:table-cell>
          <table:table-cell office:value-type="float" office:value="1046614.3" calcext:value-type="float">
            <text:p>1046614.3</text:p>
          </table:table-cell>
          <table:table-cell office:value-type="float" office:value="1392598.4" calcext:value-type="float">
            <text:p>1392598.4</text:p>
          </table:table-cell>
          <table:table-cell office:value-type="float" office:value="63200.38" calcext:value-type="float">
            <text:p>63200.38</text:p>
          </table:table-cell>
          <table:table-cell office:value-type="float" office:value="835623.9" calcext:value-type="float">
            <text:p>835623.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velized Cost Curves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https://ourworldindata.org/grapher/levelized-cost-of-energ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ncentrated solar power</text:p>
          </table:table-cell>
          <table:table-cell office:value-type="string" calcext:value-type="string">
            <text:p>Solar photovoltaic</text:p>
          </table:table-cell>
          <table:table-cell office:value-type="string" calcext:value-type="string">
            <text:p>Hydropower</text:p>
          </table:table-cell>
          <table:table-cell office:value-type="string" calcext:value-type="string">
            <text:p>Offshore wind energy</text:p>
          </table:table-cell>
          <table:table-cell office:value-type="string" calcext:value-type="string">
            <text:p>Onshore wind energy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0.1707826" calcext:value-type="float">
            <text:p>0.1707826</text:p>
          </table:table-cell>
          <table:table-cell office:value-type="float" office:value="0.16236141" calcext:value-type="float">
            <text:p>0.16236141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/>
          <table:table-cell office:value-type="float" office:value="0.16112547" calcext:value-type="float">
            <text:p>0.16112547</text:p>
          </table:table-cell>
          <table:table-cell office:value-type="float" office:value="0.14201893" calcext:value-type="float">
            <text:p>0.14201893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/>
          <table:table-cell office:value-type="float" office:value="0.13536467" calcext:value-type="float">
            <text:p>0.13536467</text:p>
          </table:table-cell>
          <table:table-cell office:value-type="float" office:value="0.13127674" calcext:value-type="float">
            <text:p>0.13127674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3"/>
          <table:table-cell office:value-type="float" office:value="0.12575519" calcext:value-type="float">
            <text:p>0.12575519</text:p>
          </table:table-cell>
          <table:table-cell office:value-type="float" office:value="0.11504814" calcext:value-type="float">
            <text:p>0.11504814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/>
          <table:table-cell office:value-type="float" office:value="0.17802335" calcext:value-type="float">
            <text:p>0.17802335</text:p>
          </table:table-cell>
          <table:table-cell office:value-type="float" office:value="0.116608016" calcext:value-type="float">
            <text:p>0.116608016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3"/>
          <table:table-cell office:value-type="float" office:value="0.15135488" calcext:value-type="float">
            <text:p>0.15135488</text:p>
          </table:table-cell>
          <table:table-cell office:value-type="float" office:value="0.10943693" calcext:value-type="float">
            <text:p>0.10943693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/>
          <table:table-cell office:value-type="float" office:value="0.14865257" calcext:value-type="float">
            <text:p>0.14865257</text:p>
          </table:table-cell>
          <table:table-cell office:value-type="float" office:value="0.11239332" calcext:value-type="float">
            <text:p>0.11239332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0.21350704" calcext:value-type="float">
            <text:p>0.21350704</text:p>
          </table:table-cell>
          <table:table-cell office:value-type="float" office:value="0.10228007" calcext:value-type="float">
            <text:p>0.10228007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/>
          <table:table-cell office:value-type="float" office:value="0.21072298" calcext:value-type="float">
            <text:p>0.21072298</text:p>
          </table:table-cell>
          <table:table-cell office:value-type="float" office:value="0.10760544" calcext:value-type="float">
            <text:p>0.10760544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3"/>
          <table:table-cell office:value-type="float" office:value="0.19494483" calcext:value-type="float">
            <text:p>0.19494483</text:p>
          </table:table-cell>
          <table:table-cell office:value-type="float" office:value="0.1053068" calcext:value-type="float">
            <text:p>0.1053068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3580038" calcext:value-type="float">
            <text:p>0.3580038</text:p>
          </table:table-cell>
          <table:table-cell office:value-type="float" office:value="0.41714868" calcext:value-type="float">
            <text:p>0.41714868</text:p>
          </table:table-cell>
          <table:table-cell office:value-type="float" office:value="0.038882706" calcext:value-type="float">
            <text:p>0.038882706</text:p>
          </table:table-cell>
          <table:table-cell office:value-type="float" office:value="0.18785676" calcext:value-type="float">
            <text:p>0.18785676</text:p>
          </table:table-cell>
          <table:table-cell office:value-type="float" office:value="0.102061465" calcext:value-type="float">
            <text:p>0.102061465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34665465" calcext:value-type="float">
            <text:p>0.34665465</text:p>
          </table:table-cell>
          <table:table-cell office:value-type="float" office:value="0.31129825" calcext:value-type="float">
            <text:p>0.31129825</text:p>
          </table:table-cell>
          <table:table-cell office:value-type="float" office:value="0.03656066" calcext:value-type="float">
            <text:p>0.03656066</text:p>
          </table:table-cell>
          <table:table-cell office:value-type="float" office:value="0.19754878" calcext:value-type="float">
            <text:p>0.19754878</text:p>
          </table:table-cell>
          <table:table-cell office:value-type="float" office:value="0.09648669" calcext:value-type="float">
            <text:p>0.09648669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3375742" calcext:value-type="float">
            <text:p>0.3375742</text:p>
          </table:table-cell>
          <table:table-cell office:value-type="float" office:value="0.23263325" calcext:value-type="float">
            <text:p>0.23263325</text:p>
          </table:table-cell>
          <table:table-cell office:value-type="float" office:value="0.038037654" calcext:value-type="float">
            <text:p>0.038037654</text:p>
          </table:table-cell>
          <table:table-cell office:value-type="float" office:value="0.16660058" calcext:value-type="float">
            <text:p>0.16660058</text:p>
          </table:table-cell>
          <table:table-cell office:value-type="float" office:value="0.08839028" calcext:value-type="float">
            <text:p>0.08839028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24888833" calcext:value-type="float">
            <text:p>0.24888833</text:p>
          </table:table-cell>
          <table:table-cell office:value-type="float" office:value="0.1794014" calcext:value-type="float">
            <text:p>0.1794014</text:p>
          </table:table-cell>
          <table:table-cell office:value-type="float" office:value="0.042512473" calcext:value-type="float">
            <text:p>0.042512473</text:p>
          </table:table-cell>
          <table:table-cell office:value-type="float" office:value="0.16666164" calcext:value-type="float">
            <text:p>0.16666164</text:p>
          </table:table-cell>
          <table:table-cell office:value-type="float" office:value="0.08920628" calcext:value-type="float">
            <text:p>0.08920628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21637706" calcext:value-type="float">
            <text:p>0.21637706</text:p>
          </table:table-cell>
          <table:table-cell office:value-type="float" office:value="0.16125813" calcext:value-type="float">
            <text:p>0.16125813</text:p>
          </table:table-cell>
          <table:table-cell office:value-type="float" office:value="0.042456634" calcext:value-type="float">
            <text:p>0.042456634</text:p>
          </table:table-cell>
          <table:table-cell office:value-type="float" office:value="0.17219925" calcext:value-type="float">
            <text:p>0.17219925</text:p>
          </table:table-cell>
          <table:table-cell office:value-type="float" office:value="0.080203146" calcext:value-type="float">
            <text:p>0.080203146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23889" calcext:value-type="float">
            <text:p>0.223889</text:p>
          </table:table-cell>
          <table:table-cell office:value-type="float" office:value="0.12107989" calcext:value-type="float">
            <text:p>0.12107989</text:p>
          </table:table-cell>
          <table:table-cell office:value-type="float" office:value="0.036572017" calcext:value-type="float">
            <text:p>0.036572017</text:p>
          </table:table-cell>
          <table:table-cell office:value-type="float" office:value="0.14052741" calcext:value-type="float">
            <text:p>0.14052741</text:p>
          </table:table-cell>
          <table:table-cell office:value-type="float" office:value="0.068961546" calcext:value-type="float">
            <text:p>0.06896154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24726917" calcext:value-type="float">
            <text:p>0.24726917</text:p>
          </table:table-cell>
          <table:table-cell office:value-type="float" office:value="0.106340416" calcext:value-type="float">
            <text:p>0.106340416</text:p>
          </table:table-cell>
          <table:table-cell office:value-type="float" office:value="0.04838911" calcext:value-type="float">
            <text:p>0.04838911</text:p>
          </table:table-cell>
          <table:table-cell office:value-type="float" office:value="0.11632308" calcext:value-type="float">
            <text:p>0.11632308</text:p>
          </table:table-cell>
          <table:table-cell office:value-type="float" office:value="0.06385536" calcext:value-type="float">
            <text:p>0.06385536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0621318" calcext:value-type="float">
            <text:p>0.20621318</text:p>
          </table:table-cell>
          <table:table-cell office:value-type="float" office:value="0.083659746" calcext:value-type="float">
            <text:p>0.083659746</text:p>
          </table:table-cell>
          <table:table-cell office:value-type="float" office:value="0.05072171" calcext:value-type="float">
            <text:p>0.05072171</text:p>
          </table:table-cell>
          <table:table-cell office:value-type="float" office:value="0.10615218" calcext:value-type="float">
            <text:p>0.10615218</text:p>
          </table:table-cell>
          <table:table-cell office:value-type="float" office:value="0.05995916" calcext:value-type="float">
            <text:p>0.05995916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14910279" calcext:value-type="float">
            <text:p>0.14910279</text:p>
          </table:table-cell>
          <table:table-cell office:value-type="float" office:value="0.07113868" calcext:value-type="float">
            <text:p>0.07113868</text:p>
          </table:table-cell>
          <table:table-cell office:value-type="float" office:value="0.039836742" calcext:value-type="float">
            <text:p>0.039836742</text:p>
          </table:table-cell>
          <table:table-cell office:value-type="float" office:value="0.10004871" calcext:value-type="float">
            <text:p>0.10004871</text:p>
          </table:table-cell>
          <table:table-cell office:value-type="float" office:value="0.05087996" calcext:value-type="float">
            <text:p>0.05087996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.21183106" calcext:value-type="float">
            <text:p>0.21183106</text:p>
          </table:table-cell>
          <table:table-cell office:value-type="float" office:value="0.062119152" calcext:value-type="float">
            <text:p>0.062119152</text:p>
          </table:table-cell>
          <table:table-cell office:value-type="float" office:value="0.041408572" calcext:value-type="float">
            <text:p>0.041408572</text:p>
          </table:table-cell>
          <table:table-cell office:value-type="float" office:value="0.08638764" calcext:value-type="float">
            <text:p>0.08638764</text:p>
          </table:table-cell>
          <table:table-cell office:value-type="float" office:value="0.044592004" calcext:value-type="float">
            <text:p>0.044592004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10665299" calcext:value-type="float">
            <text:p>0.10665299</text:p>
          </table:table-cell>
          <table:table-cell office:value-type="float" office:value="0.055443965" calcext:value-type="float">
            <text:p>0.055443965</text:p>
          </table:table-cell>
          <table:table-cell office:value-type="float" office:value="0.045965873" calcext:value-type="float">
            <text:p>0.045965873</text:p>
          </table:table-cell>
          <table:table-cell office:value-type="float" office:value="0.08626575" calcext:value-type="float">
            <text:p>0.08626575</text:p>
          </table:table-cell>
          <table:table-cell office:value-type="float" office:value="0.03713682" calcext:value-type="float">
            <text:p>0.03713682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11424175" calcext:value-type="float">
            <text:p>0.11424175</text:p>
          </table:table-cell>
          <table:table-cell office:value-type="float" office:value="0.04834554" calcext:value-type="float">
            <text:p>0.04834554</text:p>
          </table:table-cell>
          <table:table-cell office:value-type="float" office:value="0.04829987" calcext:value-type="float">
            <text:p>0.04829987</text:p>
          </table:table-cell>
          <table:table-cell office:value-type="float" office:value="0.07516697" calcext:value-type="float">
            <text:p>0.07516697</text:p>
          </table:table-cell>
          <table:table-cell office:value-type="float" office:value="0.033123367" calcext:value-type="float">
            <text:p>0.033123367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5"/>
          <table:table-cell table:style-name="ce1"/>
        </table:table-row>
        <table:table-row table:style-name="ro1">
          <table:table-cell table:number-columns-repeated="6"/>
          <table:table-cell table:style-name="ce1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verage cost, weighted by installed capcities</text:p>
          </table:table-cell>
          <table:table-cell table:number-columns-repeated="5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table:formula="of:=([.B39]*[.B13]+[.C39]*[.C13]+[.D39]*[.D13]+[.E39]*[.E13]+[.F39]*[.F13])/SUM([.B13:.F13])" office:value-type="float" office:value="0.0607985197709926" calcext:value-type="float">
            <text:p>0.0607985197709926</text:p>
          </table:table-cell>
          <table:table-cell table:number-columns-repeated="5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table:formula="of:=([.B40]*[.B14]+[.C40]*[.C14]+[.D40]*[.D14]+[.E40]*[.E14]+[.F40]*[.F14])/SUM([.B14:.F14])" office:value-type="float" office:value="0.0616797148906469" calcext:value-type="float">
            <text:p>0.0616797148906469</text:p>
          </table:table-cell>
          <table:table-cell table:number-columns-repeated="5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table:formula="of:=([.B41]*[.B15]+[.C41]*[.C15]+[.D41]*[.D15]+[.E41]*[.E15]+[.F41]*[.F15])/SUM([.B15:.F15])" office:value-type="float" office:value="0.0615872151684361" calcext:value-type="float">
            <text:p>0.0615872151684361</text:p>
          </table:table-cell>
          <table:table-cell table:number-columns-repeated="5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table:formula="of:=([.B42]*[.B16]+[.C42]*[.C16]+[.D42]*[.D16]+[.E42]*[.E16]+[.F42]*[.F16])/SUM([.B16:.F16])" office:value-type="float" office:value="0.0641077011003111" calcext:value-type="float">
            <text:p>0.0641077011003111</text:p>
          </table:table-cell>
          <table:table-cell table:number-columns-repeated="5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table:formula="of:=([.B43]*[.B17]+[.C43]*[.C17]+[.D43]*[.D17]+[.E43]*[.E17]+[.F43]*[.F17])/SUM([.B17:.F17])" office:value-type="float" office:value="0.0633815939714012" calcext:value-type="float">
            <text:p>0.0633815939714012</text:p>
          </table:table-cell>
          <table:table-cell table:number-columns-repeated="5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table:formula="of:=([.B44]*[.B18]+[.C44]*[.C18]+[.D44]*[.D18]+[.E44]*[.E18]+[.F44]*[.F18])/SUM([.B18:.F18])" office:value-type="float" office:value="0.054985481094814" calcext:value-type="float">
            <text:p>0.054985481094814</text:p>
          </table:table-cell>
          <table:table-cell table:number-columns-repeated="5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table:formula="of:=([.B45]*[.B19]+[.C45]*[.C19]+[.D45]*[.D19]+[.E45]*[.E19]+[.F45]*[.F19])/SUM([.B19:.F19])" office:value-type="float" office:value="0.0613601166779092" calcext:value-type="float">
            <text:p>0.0613601166779092</text:p>
          </table:table-cell>
          <table:table-cell table:number-columns-repeated="5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table:formula="of:=([.B46]*[.B20]+[.C46]*[.C20]+[.D46]*[.D20]+[.E46]*[.E20]+[.F46]*[.F20])/SUM([.B20:.F20])" office:value-type="float" office:value="0.0595626995117751" calcext:value-type="float">
            <text:p>0.0595626995117751</text:p>
          </table:table-cell>
          <table:table-cell table:number-columns-repeated="5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table:formula="of:=([.B47]*[.B21]+[.C47]*[.C21]+[.D47]*[.D21]+[.E47]*[.E21]+[.F47]*[.F21])/SUM([.B21:.F21])" office:value-type="float" office:value="0.0497036521580194" calcext:value-type="float">
            <text:p>0.0497036521580194</text:p>
          </table:table-cell>
          <table:table-cell table:number-columns-repeated="5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table:formula="of:=([.B48]*[.B22]+[.C48]*[.C22]+[.D48]*[.D22]+[.E48]*[.E22]+[.F48]*[.F22])/SUM([.B22:.F22])" office:value-type="float" office:value="0.0478951731440834" calcext:value-type="float">
            <text:p>0.0478951731440834</text:p>
          </table:table-cell>
          <table:table-cell table:number-columns-repeated="5"/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table:style-name="ce1" table:formula="of:=([.B49]*[.B23]+[.C49]*[.C23]+[.D49]*[.D23]+[.E49]*[.E23]+[.F49]*[.F23])/SUM([.B23:.F23])" office:value-type="float" office:value="0.0468238553615114" calcext:value-type="float">
            <text:p>0.0468238553615114</text:p>
          </table:table-cell>
          <table:table-cell table:number-columns-repeated="5"/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table:style-name="ce1" table:formula="of:=([.B50]*[.B24]+[.C50]*[.C24]+[.D50]*[.D24]+[.E50]*[.E24]+[.F50]*[.F24])/SUM([.B24:.F24])" office:value-type="float" office:value="0.0450957955278838" calcext:value-type="float">
            <text:p>0.0450957955278838</text:p>
          </table:table-cell>
          <table:table-cell table:number-columns-repeated="5"/>
        </table:table-row>
        <table:table-row table:style-name="ro1">
          <table:table-cell table:style-name="ce1" office:value-type="float" office:value="2022" calcext:value-type="float">
            <text:p>20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jamin Blanz</meta:initial-creator>
    <meta:creation-date>2023-08-31T09:30:01.063081519</meta:creation-date>
    <dc:date>2023-08-31T09:51:44.379758840</dc:date>
    <dc:creator>Benjamin Blanz</dc:creator>
    <meta:editing-duration>PT21M43S</meta:editing-duration>
    <meta:editing-cycles>1</meta:editing-cycles>
    <meta:document-statistic meta:table-count="1" meta:cell-count="296" meta:object-count="2"/>
    <meta:generator>LibreOffice/7.5.3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1.356cm" svg:y="3.205cm" style:legend-expansion="high" chart:style-name="ch2"/>
        <chart:plot-area chart:style-name="ch3" table:cell-range-address="Sheet1.A2:Sheet1.F25" chart:data-source-has-labels="both" svg:x="1.33cm" svg:y="0.179cm" svg:width="9.687cm" svg:height="8.642cm">
          <chart:coordinate-region svg:x="2.877cm" svg:y="0.378cm" svg:width="7.999cm" svg:height="7.389cm"/>
          <chart:axis chart:dimension="x" chart:name="primary-x" chart:style-name="ch4" chartooo:axis-type="auto">
            <chartooo:date-scale/>
            <chart:categories table:cell-range-address="Sheet1.A3:Sheet1.A25"/>
          </chart:axis>
          <chart:axis chart:dimension="y" chart:name="primary-y" chart:style-name="ch4">
            <chart:title svg:x="0.45cm" svg:y="5.51cm" chart:style-name="ch5">
              <text:p>Capacity MW</text:p>
            </chart:title>
            <chart:grid chart:style-name="ch6" chart:class="major"/>
          </chart:axis>
          <chart:series chart:style-name="ch7" chart:values-cell-range-address="Sheet1.B3:Sheet1.B25" chart:label-cell-address="Sheet1.B2:Sheet1.B2" chart:class="chart:area">
            <chart:data-point chart:repeated="23"/>
          </chart:series>
          <chart:series chart:style-name="ch8" chart:values-cell-range-address="Sheet1.C3:Sheet1.C25" chart:label-cell-address="Sheet1.C2:Sheet1.C2" chart:class="chart:area">
            <chart:data-point chart:repeated="23"/>
          </chart:series>
          <chart:series chart:style-name="ch9" chart:values-cell-range-address="Sheet1.D3:Sheet1.D25" chart:label-cell-address="Sheet1.D2:Sheet1.D2" chart:class="chart:area">
            <chart:data-point chart:repeated="23"/>
          </chart:series>
          <chart:series chart:style-name="ch10" chart:values-cell-range-address="Sheet1.E3:Sheet1.E25" chart:label-cell-address="Sheet1.E2:Sheet1.E2" chart:class="chart:area">
            <chart:data-point chart:repeated="23"/>
          </chart:series>
          <chart:series chart:style-name="ch11" chart:values-cell-range-address="Sheet1.F3:Sheet1.F25" chart:label-cell-address="Sheet1.F2:Sheet1.F2" chart:class="chart:area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entrated solar power</text:p>
                <draw:g>
                  <svg:desc>Sheet1.B2:Sheet1.B2</svg:desc>
                </draw:g>
              </table:table-cell>
              <table:table-cell office:value-type="string">
                <text:p>Solar photovoltaic</text:p>
                <draw:g>
                  <svg:desc>Sheet1.C2:Sheet1.C2</svg:desc>
                </draw:g>
              </table:table-cell>
              <table:table-cell office:value-type="string">
                <text:p>Hydropower</text:p>
                <draw:g>
                  <svg:desc>Sheet1.D2:Sheet1.D2</svg:desc>
                </draw:g>
              </table:table-cell>
              <table:table-cell office:value-type="string">
                <text:p>Offshore wind energy</text:p>
                <draw:g>
                  <svg:desc>Sheet1.E2:Sheet1.E2</svg:desc>
                </draw:g>
              </table:table-cell>
              <table:table-cell office:value-type="string">
                <text:p>Onshore wind energy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A3:Sheet1.A25</svg:desc>
                </draw:g>
              </table:table-cell>
              <table:table-cell office:value-type="float" office:value="419">
                <text:p>419</text:p>
                <draw:g>
                  <svg:desc>Sheet1.B3:Sheet1.B25</svg:desc>
                </draw:g>
              </table:table-cell>
              <table:table-cell office:value-type="float" office:value="808.518">
                <text:p>808.518</text:p>
                <draw:g>
                  <svg:desc>Sheet1.C3:Sheet1.C25</svg:desc>
                </draw:g>
              </table:table-cell>
              <table:table-cell office:value-type="float" office:value="782150.25">
                <text:p>782150.25</text:p>
                <draw:g>
                  <svg:desc>Sheet1.D3:Sheet1.D25</svg:desc>
                </draw:g>
              </table:table-cell>
              <table:table-cell office:value-type="float" office:value="66.75">
                <text:p>66.75</text:p>
                <draw:g>
                  <svg:desc>Sheet1.E3:Sheet1.E25</svg:desc>
                </draw:g>
              </table:table-cell>
              <table:table-cell office:value-type="float" office:value="16874.773">
                <text:p>16874.773</text:p>
                <draw:g>
                  <svg:desc>Sheet1.F3:Sheet1.F25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88.8">
                <text:p>388.8</text:p>
              </table:table-cell>
              <table:table-cell office:value-type="float" office:value="1094.23">
                <text:p>1094.23</text:p>
              </table:table-cell>
              <table:table-cell office:value-type="float" office:value="789876.4">
                <text:p>789876.4</text:p>
              </table:table-cell>
              <table:table-cell office:value-type="float" office:value="75.75">
                <text:p>75.75</text:p>
              </table:table-cell>
              <table:table-cell office:value-type="float" office:value="23892.895">
                <text:p>23892.895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88.8">
                <text:p>388.8</text:p>
              </table:table-cell>
              <table:table-cell office:value-type="float" office:value="1438.089">
                <text:p>1438.089</text:p>
              </table:table-cell>
              <table:table-cell office:value-type="float" office:value="802801.5">
                <text:p>802801.5</text:p>
              </table:table-cell>
              <table:table-cell office:value-type="float" office:value="239.75">
                <text:p>239.75</text:p>
              </table:table-cell>
              <table:table-cell office:value-type="float" office:value="30493.342">
                <text:p>30493.342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89.2">
                <text:p>389.2</text:p>
              </table:table-cell>
              <table:table-cell office:value-type="float" office:value="1965.81">
                <text:p>1965.81</text:p>
              </table:table-cell>
              <table:table-cell office:value-type="float" office:value="823108.7">
                <text:p>823108.7</text:p>
              </table:table-cell>
              <table:table-cell office:value-type="float" office:value="510.35">
                <text:p>510.35</text:p>
              </table:table-cell>
              <table:table-cell office:value-type="float" office:value="38159.605">
                <text:p>38159.60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89.2">
                <text:p>389.2</text:p>
              </table:table-cell>
              <table:table-cell office:value-type="float" office:value="3050.436">
                <text:p>3050.436</text:p>
              </table:table-cell>
              <table:table-cell office:value-type="float" office:value="845326.5">
                <text:p>845326.5</text:p>
              </table:table-cell>
              <table:table-cell office:value-type="float" office:value="595.55">
                <text:p>595.55</text:p>
              </table:table-cell>
              <table:table-cell office:value-type="float" office:value="47088.66">
                <text:p>47088.6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01.2">
                <text:p>401.2</text:p>
              </table:table-cell>
              <table:table-cell office:value-type="float" office:value="4546.144">
                <text:p>4546.144</text:p>
              </table:table-cell>
              <table:table-cell office:value-type="float" office:value="870938.9">
                <text:p>870938.9</text:p>
              </table:table-cell>
              <table:table-cell office:value-type="float" office:value="685.55">
                <text:p>685.55</text:p>
              </table:table-cell>
              <table:table-cell office:value-type="float" office:value="57722.004">
                <text:p>57722.00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12.2">
                <text:p>412.2</text:p>
              </table:table-cell>
              <table:table-cell office:value-type="float" office:value="6090.42">
                <text:p>6090.42</text:p>
              </table:table-cell>
              <table:table-cell office:value-type="float" office:value="894999.6">
                <text:p>894999.6</text:p>
              </table:table-cell>
              <table:table-cell office:value-type="float" office:value="883.55">
                <text:p>883.55</text:p>
              </table:table-cell>
              <table:table-cell office:value-type="float" office:value="72276.93">
                <text:p>72276.9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78.8">
                <text:p>478.8</text:p>
              </table:table-cell>
              <table:table-cell office:value-type="float" office:value="8502.737">
                <text:p>8502.737</text:p>
              </table:table-cell>
              <table:table-cell office:value-type="float" office:value="926110.56">
                <text:p>926110.56</text:p>
              </table:table-cell>
              <table:table-cell office:value-type="float" office:value="1094.05">
                <text:p>1094.05</text:p>
              </table:table-cell>
              <table:table-cell office:value-type="float" office:value="90447.36">
                <text:p>90447.3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34.8">
                <text:p>534.8</text:p>
              </table:table-cell>
              <table:table-cell office:value-type="float" office:value="14725.166">
                <text:p>14725.166</text:p>
              </table:table-cell>
              <table:table-cell office:value-type="float" office:value="957413.94">
                <text:p>957413.94</text:p>
              </table:table-cell>
              <table:table-cell office:value-type="float" office:value="1442.45">
                <text:p>1442.45</text:p>
              </table:table-cell>
              <table:table-cell office:value-type="float" office:value="114115.39">
                <text:p>114115.3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66.1">
                <text:p>766.1</text:p>
              </table:table-cell>
              <table:table-cell office:value-type="float" office:value="22836.248">
                <text:p>22836.248</text:p>
              </table:table-cell>
              <table:table-cell office:value-type="float" office:value="991851.4">
                <text:p>991851.4</text:p>
              </table:table-cell>
              <table:table-cell office:value-type="float" office:value="2133.55">
                <text:p>2133.55</text:p>
              </table:table-cell>
              <table:table-cell office:value-type="float" office:value="148006.03">
                <text:p>148006.0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265.82">
                <text:p>1265.82</text:p>
              </table:table-cell>
              <table:table-cell office:value-type="float" office:value="40327.344">
                <text:p>40327.344</text:p>
              </table:table-cell>
              <table:table-cell office:value-type="float" office:value="1025789.06">
                <text:p>1025789.06</text:p>
              </table:table-cell>
              <table:table-cell office:value-type="float" office:value="3055.35">
                <text:p>3055.35</text:p>
              </table:table-cell>
              <table:table-cell office:value-type="float" office:value="178027.3">
                <text:p>178027.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04.02">
                <text:p>1704.02</text:p>
              </table:table-cell>
              <table:table-cell office:value-type="float" office:value="72205.45">
                <text:p>72205.45</text:p>
              </table:table-cell>
              <table:table-cell office:value-type="float" office:value="1057243">
                <text:p>1057243</text:p>
              </table:table-cell>
              <table:table-cell office:value-type="float" office:value="3775.81">
                <text:p>3775.81</text:p>
              </table:table-cell>
              <table:table-cell office:value-type="float" office:value="216465.45">
                <text:p>216465.4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566.52">
                <text:p>2566.52</text:p>
              </table:table-cell>
              <table:table-cell office:value-type="float" office:value="101645.445">
                <text:p>101645.445</text:p>
              </table:table-cell>
              <table:table-cell office:value-type="float" office:value="1090283.8">
                <text:p>1090283.8</text:p>
              </table:table-cell>
              <table:table-cell office:value-type="float" office:value="5333.95">
                <text:p>5333.95</text:p>
              </table:table-cell>
              <table:table-cell office:value-type="float" office:value="261954.84">
                <text:p>261954.8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942.333">
                <text:p>3942.333</text:p>
              </table:table-cell>
              <table:table-cell office:value-type="float" office:value="136572.14">
                <text:p>136572.14</text:p>
              </table:table-cell>
              <table:table-cell office:value-type="float" office:value="1137291.6">
                <text:p>1137291.6</text:p>
              </table:table-cell>
              <table:table-cell office:value-type="float" office:value="7171.25">
                <text:p>7171.25</text:p>
              </table:table-cell>
              <table:table-cell office:value-type="float" office:value="292855.53">
                <text:p>292855.5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598.633">
                <text:p>4598.633</text:p>
              </table:table-cell>
              <table:table-cell office:value-type="float" office:value="176113.39">
                <text:p>176113.39</text:p>
              </table:table-cell>
              <table:table-cell office:value-type="float" office:value="1175663.5">
                <text:p>1175663.5</text:p>
              </table:table-cell>
              <table:table-cell office:value-type="float" office:value="8491.77">
                <text:p>8491.77</text:p>
              </table:table-cell>
              <table:table-cell office:value-type="float" office:value="340974.4">
                <text:p>340974.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849.943">
                <text:p>4849.943</text:p>
              </table:table-cell>
              <table:table-cell office:value-type="float" office:value="224069.56">
                <text:p>224069.56</text:p>
              </table:table-cell>
              <table:table-cell office:value-type="float" office:value="1210331.2">
                <text:p>1210331.2</text:p>
              </table:table-cell>
              <table:table-cell office:value-type="float" office:value="11717.57">
                <text:p>11717.57</text:p>
              </table:table-cell>
              <table:table-cell office:value-type="float" office:value="404629.56">
                <text:p>404629.5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969.943">
                <text:p>4969.943</text:p>
              </table:table-cell>
              <table:table-cell office:value-type="float" office:value="296112.28">
                <text:p>296112.28</text:p>
              </table:table-cell>
              <table:table-cell office:value-type="float" office:value="1245934.6">
                <text:p>1245934.6</text:p>
              </table:table-cell>
              <table:table-cell office:value-type="float" office:value="14342.15">
                <text:p>14342.15</text:p>
              </table:table-cell>
              <table:table-cell office:value-type="float" office:value="452686.34">
                <text:p>452686.3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069.013">
                <text:p>5069.013</text:p>
              </table:table-cell>
              <table:table-cell office:value-type="float" office:value="390877.56">
                <text:p>390877.56</text:p>
              </table:table-cell>
              <table:table-cell office:value-type="float" office:value="1270950.1">
                <text:p>1270950.1</text:p>
              </table:table-cell>
              <table:table-cell office:value-type="float" office:value="18837.05">
                <text:p>18837.05</text:p>
              </table:table-cell>
              <table:table-cell office:value-type="float" office:value="495585.84">
                <text:p>495585.8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5810.834">
                <text:p>5810.834</text:p>
              </table:table-cell>
              <table:table-cell office:value-type="float" office:value="483495.16">
                <text:p>483495.16</text:p>
              </table:table-cell>
              <table:table-cell office:value-type="float" office:value="1293743.5">
                <text:p>1293743.5</text:p>
              </table:table-cell>
              <table:table-cell office:value-type="float" office:value="23589.9">
                <text:p>23589.9</text:p>
              </table:table-cell>
              <table:table-cell office:value-type="float" office:value="540922.94">
                <text:p>540922.9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376.984">
                <text:p>6376.984</text:p>
              </table:table-cell>
              <table:table-cell office:value-type="float" office:value="585867.6">
                <text:p>585867.6</text:p>
              </table:table-cell>
              <table:table-cell office:value-type="float" office:value="1312084.1">
                <text:p>1312084.1</text:p>
              </table:table-cell>
              <table:table-cell office:value-type="float" office:value="28302.6">
                <text:p>28302.6</text:p>
              </table:table-cell>
              <table:table-cell office:value-type="float" office:value="592538.7">
                <text:p>592538.7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6510.684">
                <text:p>6510.684</text:p>
              </table:table-cell>
              <table:table-cell office:value-type="float" office:value="713918">
                <text:p>713918</text:p>
              </table:table-cell>
              <table:table-cell office:value-type="float" office:value="1334077.8">
                <text:p>1334077.8</text:p>
              </table:table-cell>
              <table:table-cell office:value-type="float" office:value="34370.95">
                <text:p>34370.95</text:p>
              </table:table-cell>
              <table:table-cell office:value-type="float" office:value="697284.56">
                <text:p>697284.5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6374.963">
                <text:p>6374.963</text:p>
              </table:table-cell>
              <table:table-cell office:value-type="float" office:value="855162.25">
                <text:p>855162.25</text:p>
              </table:table-cell>
              <table:table-cell office:value-type="float" office:value="1362714.6">
                <text:p>1362714.6</text:p>
              </table:table-cell>
              <table:table-cell office:value-type="float" office:value="54258.58">
                <text:p>54258.58</text:p>
              </table:table-cell>
              <table:table-cell office:value-type="float" office:value="769912.3">
                <text:p>769912.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500.963">
                <text:p>6500.963</text:p>
              </table:table-cell>
              <table:table-cell office:value-type="float" office:value="1046614.3">
                <text:p>1046614.3</text:p>
              </table:table-cell>
              <table:table-cell office:value-type="float" office:value="1392598.4">
                <text:p>1392598.4</text:p>
              </table:table-cell>
              <table:table-cell office:value-type="float" office:value="63200.38">
                <text:p>63200.38</text:p>
              </table:table-cell>
              <table:table-cell office:value-type="float" office:value="835623.9">
                <text:p>83562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14cm" svg:y="0.686cm" style:legend-expansion="custom" svg:width="5.685cm" svg:height="3.485cm" style:legend-expansion-aspect-ratio="1.6312769010043" chart:style-name="ch2"/>
        <chart:plot-area chart:style-name="ch3" table:cell-range-address="Sheet1.A28:Sheet1.F51 Sheet1.B53:Sheet1.B76" chart:data-source-has-labels="both" svg:x="1.888cm" svg:y="0.181cm" svg:width="9.051cm" svg:height="8.641cm">
          <chart:coordinate-region svg:x="2.8cm" svg:y="0.38cm" svg:width="7.998cm" svg:height="7.388cm"/>
          <chart:axis chart:dimension="x" chart:name="primary-x" chart:style-name="ch4" chartooo:axis-type="auto">
            <chartooo:date-scale/>
            <chart:categories table:cell-range-address="Sheet1.A29:Sheet1.A51"/>
          </chart:axis>
          <chart:axis chart:dimension="y" chart:name="primary-y" chart:style-name="ch4">
            <chart:title svg:x="1.008cm" svg:y="5.008cm" chart:style-name="ch5">
              <text:p>$/kWh</text:p>
            </chart:title>
            <chart:grid chart:style-name="ch6" chart:class="major"/>
          </chart:axis>
          <chart:series chart:style-name="ch7" chart:values-cell-range-address="Sheet1.B29:Sheet1.B51" chart:label-cell-address="Sheet1.B28:Sheet1.B28" chart:class="chart:line">
            <chart:data-point chart:repeated="23"/>
          </chart:series>
          <chart:series chart:style-name="ch8" chart:values-cell-range-address="Sheet1.C29:Sheet1.C51" chart:label-cell-address="Sheet1.C28:Sheet1.C28" chart:class="chart:line">
            <chart:data-point chart:repeated="23"/>
          </chart:series>
          <chart:series chart:style-name="ch9" chart:values-cell-range-address="Sheet1.D29:Sheet1.D51" chart:label-cell-address="Sheet1.D28:Sheet1.D28" chart:class="chart:line">
            <chart:data-point chart:repeated="23"/>
          </chart:series>
          <chart:series chart:style-name="ch10" chart:values-cell-range-address="Sheet1.E29:Sheet1.E51" chart:label-cell-address="Sheet1.E28:Sheet1.E28" chart:class="chart:line">
            <chart:data-point chart:repeated="23"/>
          </chart:series>
          <chart:series chart:style-name="ch11" chart:values-cell-range-address="Sheet1.F29:Sheet1.F51" chart:label-cell-address="Sheet1.F28:Sheet1.F28" chart:class="chart:line">
            <chart:data-point chart:repeated="23"/>
          </chart:series>
          <chart:series chart:style-name="ch12" chart:values-cell-range-address="Sheet1.B54:Sheet1.B76" chart:label-cell-address="Sheet1.B53:Sheet1.B53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entrated solar power</text:p>
                <draw:g>
                  <svg:desc>Sheet1.B28:Sheet1.B28</svg:desc>
                </draw:g>
              </table:table-cell>
              <table:table-cell office:value-type="string">
                <text:p>Solar photovoltaic</text:p>
                <draw:g>
                  <svg:desc>Sheet1.C28:Sheet1.C28</svg:desc>
                </draw:g>
              </table:table-cell>
              <table:table-cell office:value-type="string">
                <text:p>Hydropower</text:p>
                <draw:g>
                  <svg:desc>Sheet1.D28:Sheet1.D28</svg:desc>
                </draw:g>
              </table:table-cell>
              <table:table-cell office:value-type="string">
                <text:p>Offshore wind energy</text:p>
                <draw:g>
                  <svg:desc>Sheet1.E28:Sheet1.E28</svg:desc>
                </draw:g>
              </table:table-cell>
              <table:table-cell office:value-type="string">
                <text:p>Onshore wind energy</text:p>
                <draw:g>
                  <svg:desc>Sheet1.F28:Sheet1.F28</svg:desc>
                </draw:g>
              </table:table-cell>
              <table:table-cell office:value-type="string">
                <text:p>Average cost, weighted by installed capcities</text:p>
                <draw:g>
                  <svg:desc>Sheet1.B53:Sheet1.B53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heet1.A29:Sheet1.A51</svg:desc>
                </draw:g>
              </table:table-cell>
              <table:table-cell office:value-type="float" office:value="NaN">
                <text:p>NaN</text:p>
                <draw:g>
                  <svg:desc>Sheet1.B29:Sheet1.B51</svg:desc>
                </draw:g>
              </table:table-cell>
              <table:table-cell office:value-type="float" office:value="NaN">
                <text:p>NaN</text:p>
                <draw:g>
                  <svg:desc>Sheet1.C29:Sheet1.C51</svg:desc>
                </draw:g>
              </table:table-cell>
              <table:table-cell office:value-type="float" office:value="NaN">
                <text:p>NaN</text:p>
                <draw:g>
                  <svg:desc>Sheet1.D29:Sheet1.D51</svg:desc>
                </draw:g>
              </table:table-cell>
              <table:table-cell office:value-type="float" office:value="0.1707826">
                <text:p>0.1707826</text:p>
                <draw:g>
                  <svg:desc>Sheet1.E29:Sheet1.E51</svg:desc>
                </draw:g>
              </table:table-cell>
              <table:table-cell office:value-type="float" office:value="0.16236141">
                <text:p>0.16236141</text:p>
                <draw:g>
                  <svg:desc>Sheet1.F29:Sheet1.F51</svg:desc>
                </draw:g>
              </table:table-cell>
              <table:table-cell office:value-type="float" office:value="NaN">
                <text:p>NaN</text:p>
                <draw:g>
                  <svg:desc>Sheet1.B54:Sheet1.B76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12547">
                <text:p>0.16112547</text:p>
              </table:table-cell>
              <table:table-cell office:value-type="float" office:value="0.14201893">
                <text:p>0.1420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536467">
                <text:p>0.13536467</text:p>
              </table:table-cell>
              <table:table-cell office:value-type="float" office:value="0.13127674">
                <text:p>0.13127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75519">
                <text:p>0.12575519</text:p>
              </table:table-cell>
              <table:table-cell office:value-type="float" office:value="0.11504814">
                <text:p>0.11504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802335">
                <text:p>0.17802335</text:p>
              </table:table-cell>
              <table:table-cell office:value-type="float" office:value="0.116608016">
                <text:p>0.116608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135488">
                <text:p>0.15135488</text:p>
              </table:table-cell>
              <table:table-cell office:value-type="float" office:value="0.10943693">
                <text:p>0.10943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65257">
                <text:p>0.14865257</text:p>
              </table:table-cell>
              <table:table-cell office:value-type="float" office:value="0.11239332">
                <text:p>0.11239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50704">
                <text:p>0.21350704</text:p>
              </table:table-cell>
              <table:table-cell office:value-type="float" office:value="0.10228007">
                <text:p>0.10228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72298">
                <text:p>0.21072298</text:p>
              </table:table-cell>
              <table:table-cell office:value-type="float" office:value="0.10760544">
                <text:p>0.10760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494483">
                <text:p>0.19494483</text:p>
              </table:table-cell>
              <table:table-cell office:value-type="float" office:value="0.1053068">
                <text:p>0.1053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3580038">
                <text:p>0.3580038</text:p>
              </table:table-cell>
              <table:table-cell office:value-type="float" office:value="0.41714868">
                <text:p>0.41714868</text:p>
              </table:table-cell>
              <table:table-cell office:value-type="float" office:value="0.038882706">
                <text:p>0.038882706</text:p>
              </table:table-cell>
              <table:table-cell office:value-type="float" office:value="0.18785676">
                <text:p>0.18785676</text:p>
              </table:table-cell>
              <table:table-cell office:value-type="float" office:value="0.102061465">
                <text:p>0.102061465</text:p>
              </table:table-cell>
              <table:table-cell office:value-type="float" office:value="0.0607985197709926">
                <text:p>0.060798519770992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34665465">
                <text:p>0.34665465</text:p>
              </table:table-cell>
              <table:table-cell office:value-type="float" office:value="0.31129825">
                <text:p>0.31129825</text:p>
              </table:table-cell>
              <table:table-cell office:value-type="float" office:value="0.03656066">
                <text:p>0.03656066</text:p>
              </table:table-cell>
              <table:table-cell office:value-type="float" office:value="0.19754878">
                <text:p>0.19754878</text:p>
              </table:table-cell>
              <table:table-cell office:value-type="float" office:value="0.09648669">
                <text:p>0.09648669</text:p>
              </table:table-cell>
              <table:table-cell office:value-type="float" office:value="0.0616797148906469">
                <text:p>0.061679714890646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75742">
                <text:p>0.3375742</text:p>
              </table:table-cell>
              <table:table-cell office:value-type="float" office:value="0.23263325">
                <text:p>0.23263325</text:p>
              </table:table-cell>
              <table:table-cell office:value-type="float" office:value="0.038037654">
                <text:p>0.038037654</text:p>
              </table:table-cell>
              <table:table-cell office:value-type="float" office:value="0.16660058">
                <text:p>0.16660058</text:p>
              </table:table-cell>
              <table:table-cell office:value-type="float" office:value="0.08839028">
                <text:p>0.08839028</text:p>
              </table:table-cell>
              <table:table-cell office:value-type="float" office:value="0.0615872151684361">
                <text:p>0.06158721516843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24888833">
                <text:p>0.24888833</text:p>
              </table:table-cell>
              <table:table-cell office:value-type="float" office:value="0.1794014">
                <text:p>0.1794014</text:p>
              </table:table-cell>
              <table:table-cell office:value-type="float" office:value="0.042512473">
                <text:p>0.042512473</text:p>
              </table:table-cell>
              <table:table-cell office:value-type="float" office:value="0.16666164">
                <text:p>0.16666164</text:p>
              </table:table-cell>
              <table:table-cell office:value-type="float" office:value="0.08920628">
                <text:p>0.08920628</text:p>
              </table:table-cell>
              <table:table-cell office:value-type="float" office:value="0.0641077011003111">
                <text:p>0.064107701100311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21637706">
                <text:p>0.21637706</text:p>
              </table:table-cell>
              <table:table-cell office:value-type="float" office:value="0.16125813">
                <text:p>0.16125813</text:p>
              </table:table-cell>
              <table:table-cell office:value-type="float" office:value="0.042456634">
                <text:p>0.042456634</text:p>
              </table:table-cell>
              <table:table-cell office:value-type="float" office:value="0.17219925">
                <text:p>0.17219925</text:p>
              </table:table-cell>
              <table:table-cell office:value-type="float" office:value="0.080203146">
                <text:p>0.080203146</text:p>
              </table:table-cell>
              <table:table-cell office:value-type="float" office:value="0.0633815939714012">
                <text:p>0.06338159397140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223889">
                <text:p>0.223889</text:p>
              </table:table-cell>
              <table:table-cell office:value-type="float" office:value="0.12107989">
                <text:p>0.12107989</text:p>
              </table:table-cell>
              <table:table-cell office:value-type="float" office:value="0.036572017">
                <text:p>0.036572017</text:p>
              </table:table-cell>
              <table:table-cell office:value-type="float" office:value="0.14052741">
                <text:p>0.14052741</text:p>
              </table:table-cell>
              <table:table-cell office:value-type="float" office:value="0.068961546">
                <text:p>0.068961546</text:p>
              </table:table-cell>
              <table:table-cell office:value-type="float" office:value="0.054985481094814">
                <text:p>0.05498548109481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24726917">
                <text:p>0.24726917</text:p>
              </table:table-cell>
              <table:table-cell office:value-type="float" office:value="0.106340416">
                <text:p>0.106340416</text:p>
              </table:table-cell>
              <table:table-cell office:value-type="float" office:value="0.04838911">
                <text:p>0.04838911</text:p>
              </table:table-cell>
              <table:table-cell office:value-type="float" office:value="0.11632308">
                <text:p>0.11632308</text:p>
              </table:table-cell>
              <table:table-cell office:value-type="float" office:value="0.06385536">
                <text:p>0.06385536</text:p>
              </table:table-cell>
              <table:table-cell office:value-type="float" office:value="0.0613601166779092">
                <text:p>0.061360116677909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20621318">
                <text:p>0.20621318</text:p>
              </table:table-cell>
              <table:table-cell office:value-type="float" office:value="0.083659746">
                <text:p>0.083659746</text:p>
              </table:table-cell>
              <table:table-cell office:value-type="float" office:value="0.05072171">
                <text:p>0.05072171</text:p>
              </table:table-cell>
              <table:table-cell office:value-type="float" office:value="0.10615218">
                <text:p>0.10615218</text:p>
              </table:table-cell>
              <table:table-cell office:value-type="float" office:value="0.05995916">
                <text:p>0.05995916</text:p>
              </table:table-cell>
              <table:table-cell office:value-type="float" office:value="0.0595626995117751">
                <text:p>0.059562699511775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14910279">
                <text:p>0.14910279</text:p>
              </table:table-cell>
              <table:table-cell office:value-type="float" office:value="0.07113868">
                <text:p>0.07113868</text:p>
              </table:table-cell>
              <table:table-cell office:value-type="float" office:value="0.039836742">
                <text:p>0.039836742</text:p>
              </table:table-cell>
              <table:table-cell office:value-type="float" office:value="0.10004871">
                <text:p>0.10004871</text:p>
              </table:table-cell>
              <table:table-cell office:value-type="float" office:value="0.05087996">
                <text:p>0.05087996</text:p>
              </table:table-cell>
              <table:table-cell office:value-type="float" office:value="0.0497036521580194">
                <text:p>0.049703652158019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21183106">
                <text:p>0.21183106</text:p>
              </table:table-cell>
              <table:table-cell office:value-type="float" office:value="0.062119152">
                <text:p>0.062119152</text:p>
              </table:table-cell>
              <table:table-cell office:value-type="float" office:value="0.041408572">
                <text:p>0.041408572</text:p>
              </table:table-cell>
              <table:table-cell office:value-type="float" office:value="0.08638764">
                <text:p>0.08638764</text:p>
              </table:table-cell>
              <table:table-cell office:value-type="float" office:value="0.044592004">
                <text:p>0.044592004</text:p>
              </table:table-cell>
              <table:table-cell office:value-type="float" office:value="0.0478951731440834">
                <text:p>0.047895173144083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10665299">
                <text:p>0.10665299</text:p>
              </table:table-cell>
              <table:table-cell office:value-type="float" office:value="0.055443965">
                <text:p>0.055443965</text:p>
              </table:table-cell>
              <table:table-cell office:value-type="float" office:value="0.045965873">
                <text:p>0.045965873</text:p>
              </table:table-cell>
              <table:table-cell office:value-type="float" office:value="0.08626575">
                <text:p>0.08626575</text:p>
              </table:table-cell>
              <table:table-cell office:value-type="float" office:value="0.03713682">
                <text:p>0.03713682</text:p>
              </table:table-cell>
              <table:table-cell office:value-type="float" office:value="0.0468238553615114">
                <text:p>0.046823855361511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11424175">
                <text:p>0.11424175</text:p>
              </table:table-cell>
              <table:table-cell office:value-type="float" office:value="0.04834554">
                <text:p>0.04834554</text:p>
              </table:table-cell>
              <table:table-cell office:value-type="float" office:value="0.04829987">
                <text:p>0.04829987</text:p>
              </table:table-cell>
              <table:table-cell office:value-type="float" office:value="0.07516697">
                <text:p>0.07516697</text:p>
              </table:table-cell>
              <table:table-cell office:value-type="float" office:value="0.033123367">
                <text:p>0.033123367</text:p>
              </table:table-cell>
              <table:table-cell office:value-type="float" office:value="0.0450957955278838">
                <text:p>0.045095795527883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